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8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>
          <table:table-cell table:number-columns-repeated="8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office:value-type="float" office:value="655" calcext:value-type="float">
            <text:p>655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min sx</text:p>
          </table:table-cell>
          <table:table-cell office:value-type="string" calcext:value-type="string">
            <text:p>min dx</text:p>
          </table:table-cell>
          <table:table-cell office:value-type="string" calcext:value-type="string">
            <text:p>distanza</text:p>
          </table:table-cell>
          <table:table-cell office:value-type="string" calcext:value-type="string">
            <text:p>delta sx</text:p>
          </table:table-cell>
          <table:table-cell office:value-type="string" calcext:value-type="string">
            <text:p>delta dx</text:p>
          </table:table-cell>
          <table:table-cell office:value-type="string" calcext:value-type="string">
            <text:p>fenditura</text:p>
          </table:table-cell>
          <table:table-cell table:style-name="Default" office:value-type="string" calcext:value-type="string">
            <text:p>lambda sx</text:p>
          </table:table-cell>
          <table:table-cell table:style-name="Default" office:value-type="string" calcext:value-type="string">
            <text:p>lambda dx</text:p>
          </table:table-cell>
          <table:table-cell table:number-columns-repeated="2" table:style-name="Default" office:value-type="string" calcext:value-type="string">
            <text:p>erro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12" calcext:value-type="float">
            <text:p>15,12</text:p>
          </table:table-cell>
          <table:table-cell office:value-type="float" office:value="14.1" calcext:value-type="float">
            <text:p>14,1</text:p>
          </table:table-cell>
          <table:table-cell office:value-type="float" office:value="16.11" calcext:value-type="float">
            <text:p>16,11</text:p>
          </table:table-cell>
          <table:table-cell office:value-type="float" office:value="36.6" calcext:value-type="float">
            <text:p>36,6</text:p>
          </table:table-cell>
          <table:table-cell table:formula="of:=[.B4]-[.C4]" office:value-type="float" office:value="1.02" calcext:value-type="float">
            <text:p>1,02</text:p>
          </table:table-cell>
          <table:table-cell table:formula="of:=[.D4]-[.B4]" office:value-type="float" office:value="0.99" calcext:value-type="float">
            <text:p>0,99</text:p>
          </table:table-cell>
          <table:table-cell office:value-type="float" office:value="0.23" calcext:value-type="float">
            <text:p>0,23</text:p>
          </table:table-cell>
          <table:table-cell table:formula="of:=([.B4]-[.C4])*[.H4]/([.E4]*10)*1000000" office:value-type="float" office:value="640.983606557377" calcext:value-type="float">
            <text:p>641</text:p>
          </table:table-cell>
          <table:table-cell table:formula="of:=([.D4]-[.B4])*[.H4]/([.E4]*10)*1000000" office:value-type="float" office:value="622.131147540984" calcext:value-type="float">
            <text:p>622</text:p>
          </table:table-cell>
          <table:table-cell table:style-name="ce1" table:formula="of:=SQRT(([.$H4]/(10*[.$E$4]))^2*(0.02)^2+([.F4]/([.$E$4]*10))^2*(0.01)^2+([.F4]*[.$H4]/([.$E$4]*10)^2)^2*1^2)*1000000" office:value-type="float" office:value="30.6219264541857" calcext:value-type="float">
            <text:p>31</text:p>
          </table:table-cell>
          <table:table-cell table:style-name="ce1" table:formula="of:=SQRT(([.$H4]/(10*[.$E$4]))^2*(0.02)^2+([.G4]/([.$E$4]*10))^2*(0.01)^2+([.G4]*[.$H4]/([.$E$4]*10)^2)^2*1^2)*1000000" office:value-type="float" office:value="29.8749030595298" calcext:value-type="float">
            <text:p>30</text:p>
          </table:table-cell>
          <table:table-cell table:formula="of:=([.I4]-[.$C$2])/SQRT([.K4]^2+[.$D$2]^2)" office:value-type="float" office:value="-0.354566861330745" calcext:value-type="float">
            <text:p>-0,354566861330745</text:p>
          </table:table-cell>
          <table:table-cell table:formula="of:=([.J4]-[.$C$2])/SQRT([.L4]^2+[.$D$2]^2)" office:value-type="float" office:value="-0.843759712545462" calcext:value-type="float">
            <text:p>-0,8437597125454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74" calcext:value-type="float">
            <text:p>14,74</text:p>
          </table:table-cell>
          <table:table-cell office:value-type="float" office:value="14.24" calcext:value-type="float">
            <text:p>14,24</text:p>
          </table:table-cell>
          <table:table-cell office:value-type="float" office:value="15.24" calcext:value-type="float">
            <text:p>15,24</text:p>
          </table:table-cell>
          <table:table-cell office:value-type="float" office:value="36.6" calcext:value-type="float">
            <text:p>36,6</text:p>
          </table:table-cell>
          <table:table-cell table:formula="of:=[.B5]-[.C5]" office:value-type="float" office:value="0.5" calcext:value-type="float">
            <text:p>0,5</text:p>
          </table:table-cell>
          <table:table-cell table:formula="of:=[.D5]-[.B5]"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table:formula="of:=2*([.B5]-[.C5])*[.H5]/([.E5]*10)*1000000" office:value-type="float" office:value="683.060109289618" calcext:value-type="float">
            <text:p>683</text:p>
          </table:table-cell>
          <table:table-cell table:formula="of:=2*([.D5]-[.B5])*[.H5]/([.E5]*10)*1000000" office:value-type="float" office:value="683.060109289618" calcext:value-type="float">
            <text:p>683</text:p>
          </table:table-cell>
          <table:table-cell table:style-name="ce1" table:formula="of:=0.5*SQRT(([.$H5]/(10*[.$E$4]))^2*(0.02)^2+([.F5]/([.$E$4]*10))^2*(0.01)^2+([.F5]*[.$H5]/([.$E$4]*10)^2)^2*1^2)*1000000" office:value-type="float" office:value="9.6711897501778" calcext:value-type="float">
            <text:p>10</text:p>
          </table:table-cell>
          <table:table-cell table:style-name="ce1" table:formula="of:=0.5*SQRT(([.$H5]/(10*[.$E$4]))^2*(0.02)^2+([.G5]/([.$E$4]*10))^2*(0.01)^2+([.G5]*[.$H5]/([.$E$4]*10)^2)^2*1^2)*1000000" office:value-type="float" office:value="9.6711897501778" calcext:value-type="float">
            <text:p>10</text:p>
          </table:table-cell>
          <table:table-cell table:formula="of:=([.I5]-[.$C$2])/SQRT([.K5]^2+[.$D$2]^2)" office:value-type="float" office:value="1.04680630046989" calcext:value-type="float">
            <text:p>1,04680630046989</text:p>
          </table:table-cell>
          <table:table-cell table:formula="of:=([.J5]-[.$C$2])/SQRT([.L5]^2+[.$D$2]^2)" office:value-type="float" office:value="1.04680630046989" calcext:value-type="float">
            <text:p>1,04680630046989</text:p>
          </table:table-cell>
          <table:table-cell/>
          <table:table-cell table:style-name="ce1" table:formula="of:=AVERAGE([.I4:.I7];[.J4:.J7])" office:value-type="float" office:value="661.987704918033" calcext:value-type="float">
            <text:p>662</text:p>
          </table:table-cell>
        </table:table-row>
        <table:table-row table:style-name="ro1">
          <table:table-cell/>
          <table:table-cell office:value-type="float" office:value="14.74" calcext:value-type="float">
            <text:p>14,74</text:p>
          </table:table-cell>
          <table:table-cell office:value-type="float" office:value="14.5" calcext:value-type="float">
            <text:p>14,5</text:p>
          </table:table-cell>
          <table:table-cell office:value-type="float" office:value="14.99" calcext:value-type="float">
            <text:p>14,99</text:p>
          </table:table-cell>
          <table:table-cell office:value-type="float" office:value="36.6" calcext:value-type="float">
            <text:p>36,6</text:p>
          </table:table-cell>
          <table:table-cell table:formula="of:=[.B6]-[.C6]" office:value-type="float" office:value="0.24" calcext:value-type="float">
            <text:p>0,24</text:p>
          </table:table-cell>
          <table:table-cell table:formula="of:=[.D6]-[.B6]"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table:formula="of:=2*([.B6]-[.C6])*[.H6]/([.E6]*10)*1000000" office:value-type="float" office:value="655.737704918033" calcext:value-type="float">
            <text:p>656</text:p>
          </table:table-cell>
          <table:table-cell table:formula="of:=2*([.D6]-[.B6])*[.H6]/([.E6]*10)*1000000" office:value-type="float" office:value="683.060109289618" calcext:value-type="float">
            <text:p>683</text:p>
          </table:table-cell>
          <table:table-cell table:style-name="ce1" table:formula="of:=0.5*SQRT(([.$H6]/(10*[.$E$4]))^2*(0.02)^2+([.F6]/([.$E$4]*10))^2*(0.01)^2+([.F6]*[.$H6]/([.$E$4]*10)^2)^2*1^2)*1000000" office:value-type="float" office:value="14.0562749481954" calcext:value-type="float">
            <text:p>14</text:p>
          </table:table-cell>
          <table:table-cell table:style-name="ce1" table:formula="of:=0.5*SQRT(([.$H6]/(10*[.$E$4]))^2*(0.02)^2+([.G6]/([.$E$4]*10))^2*(0.01)^2+([.G6]*[.$H6]/([.$E$4]*10)^2)^2*1^2)*1000000" office:value-type="float" office:value="14.0893722921591" calcext:value-type="float">
            <text:p>14</text:p>
          </table:table-cell>
          <table:table-cell table:formula="of:=([.I6]-[.$C$2])/SQRT([.K6]^2+[.$D$2]^2)" office:value-type="float" office:value="0.0257213586610587" calcext:value-type="float">
            <text:p>0,025721358661059</text:p>
          </table:table-cell>
          <table:table-cell table:formula="of:=([.J6]-[.$C$2])/SQRT([.L6]^2+[.$D$2]^2)" office:value-type="float" office:value="0.977810757857271" calcext:value-type="float">
            <text:p>0,977810757857271</text:p>
          </table:table-cell>
          <table:table-cell/>
          <table:table-cell table:style-name="ce1" table:formula="of:=STDEV([.I4:.I7];[.J4:.J7])/SQRT(8)" office:value-type="float" office:value="7.95396399393092" calcext:value-type="float">
            <text:p>8</text:p>
          </table:table-cell>
        </table:table-row>
        <table:table-row table:style-name="ro1">
          <table:table-cell/>
          <table:table-cell office:value-type="float" office:value="14.96" calcext:value-type="float">
            <text:p>14,96</text:p>
          </table:table-cell>
          <table:table-cell office:value-type="float" office:value="14.55" calcext:value-type="float">
            <text:p>14,55</text:p>
          </table:table-cell>
          <table:table-cell office:value-type="float" office:value="15.36" calcext:value-type="float">
            <text:p>15,36</text:p>
          </table:table-cell>
          <table:table-cell office:value-type="float" office:value="36.6" calcext:value-type="float">
            <text:p>36,6</text:p>
          </table:table-cell>
          <table:table-cell table:formula="of:=[.B7]-[.C7]" office:value-type="float" office:value="0.41" calcext:value-type="float">
            <text:p>0,41</text:p>
          </table:table-cell>
          <table:table-cell table:formula="of:=[.D7]-[.B7]" office:value-type="float" office:value="0.399999999999999" calcext:value-type="float">
            <text:p>0,399999999999999</text:p>
          </table:table-cell>
          <table:table-cell office:value-type="float" office:value="0.3" calcext:value-type="float">
            <text:p>0,3</text:p>
          </table:table-cell>
          <table:table-cell table:formula="of:=2*([.B7]-[.C7])*[.H7]/([.E7]*10)*1000000" office:value-type="float" office:value="672.131147540984" calcext:value-type="float">
            <text:p>672</text:p>
          </table:table-cell>
          <table:table-cell table:formula="of:=2*([.D7]-[.B7])*[.H7]/([.E7]*10)*1000000" office:value-type="float" office:value="655.73770491803" calcext:value-type="float">
            <text:p>656</text:p>
          </table:table-cell>
          <table:table-cell table:style-name="ce1" table:formula="of:=0.5*SQRT(([.$H7]/(10*[.$E$4]))^2*(0.02)^2+([.F7]/([.$E$4]*10))^2*(0.01)^2+([.F7]*[.$H7]/([.$E$4]*10)^2)^2*1^2)*1000000" office:value-type="float" office:value="9.9382724950539" calcext:value-type="float">
            <text:p>10</text:p>
          </table:table-cell>
          <table:table-cell table:style-name="ce1" table:formula="of:=0.5*SQRT(([.$H7]/(10*[.$E$4]))^2*(0.02)^2+([.G7]/([.$E$4]*10))^2*(0.01)^2+([.G7]*[.$H7]/([.$E$4]*10)^2)^2*1^2)*1000000" office:value-type="float" office:value="9.86141030992321" calcext:value-type="float">
            <text:p>10</text:p>
          </table:table-cell>
          <table:table-cell table:formula="of:=([.I7]-[.$C$2])/SQRT([.K7]^2+[.$D$2]^2)" office:value-type="float" office:value="0.636775563003397" calcext:value-type="float">
            <text:p>0,636775563003397</text:p>
          </table:table-cell>
          <table:table-cell table:formula="of:=([.J7]-[.$C$2])/SQRT([.L7]^2+[.$D$2]^2)" office:value-type="float" office:value="0.0274498313936533" calcext:value-type="float">
            <text:p>0,02744983139365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g sx</text:p>
          </table:table-cell>
          <table:table-cell office:value-type="string" calcext:value-type="string">
            <text:p>g dx</text:p>
          </table:table-cell>
          <table:table-cell table:number-columns-repeated="2" table:style-name="ce1" office:value-type="string" calcext:value-type="string">
            <text:p>erro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92" calcext:value-type="float">
            <text:p>14,92</text:p>
          </table:table-cell>
          <table:table-cell office:value-type="float" office:value="14.55" calcext:value-type="float">
            <text:p>14,55</text:p>
          </table:table-cell>
          <table:table-cell office:value-type="float" office:value="15.33" calcext:value-type="float">
            <text:p>15,33</text:p>
          </table:table-cell>
          <table:table-cell office:value-type="float" office:value="36.6" calcext:value-type="float">
            <text:p>36,6</text:p>
          </table:table-cell>
          <table:table-cell table:formula="of:=[.B9]-[.C9]" office:value-type="float" office:value="0.369999999999999" calcext:value-type="float">
            <text:p>0,369999999999999</text:p>
          </table:table-cell>
          <table:table-cell table:formula="of:=[.D9]-[.B9]" office:value-type="float" office:value="0.41" calcext:value-type="float">
            <text:p>0,41</text:p>
          </table:table-cell>
          <table:table-cell office:value-type="float" office:value="0.3" calcext:value-type="float">
            <text:p>0,3</text:p>
          </table:table-cell>
          <table:table-cell table:style-name="ce2" table:formula="of:=[.$C$2]*10*[.$E$9]/([.F9]*2)/1000000" office:value-type="float" office:value="0.32395945945946" calcext:value-type="float">
            <text:p>0,324</text:p>
          </table:table-cell>
          <table:table-cell table:style-name="ce2" table:formula="of:=[.$C$2]*10*[.$E$9]/([.G9]*2)/1000000" office:value-type="float" office:value="0.292353658536585" calcext:value-type="float">
            <text:p>0,292</text:p>
          </table:table-cell>
          <table:table-cell table:formula="of:=0.5*SQRT((0.000001*[.$C$2]/[.F9])^2+([.$E9]*10/[.F9])^2*([.$D$2]*0.000001)^2+([.$C$2]*0.000001*[.$E9]*10/[.F9]^2)^2*(0.02)^2)" office:value-type="float" office:value="0.0214550635090542" calcext:value-type="float">
            <text:p>0,021</text:p>
          </table:table-cell>
          <table:table-cell table:formula="of:=0.5*SQRT((0.000001*[.$C$2]/[.G9])^2+([.$E9]*10/[.G9])^2*([.$D$2]*0.000001)^2+([.$C$2]*0.000001*[.$E9]*10/[.G9]^2)^2*(0.02)^2)" office:value-type="float" office:value="0.0181254380511" calcext:value-type="float">
            <text:p>0,018</text:p>
          </table:table-cell>
          <table:table-cell table:formula="of:=([.I9]-[.$H9])/SQRT([.K9]^2+0.01^2)" office:value-type="float" office:value="1.01218302701792" calcext:value-type="float">
            <text:p>1,01218302701792</text:p>
          </table:table-cell>
          <table:table-cell table:formula="of:=([.J9]-[.$H9])/SQRT([.L9]^2+0.01^2)" office:value-type="float" office:value="-0.36937058787682" calcext:value-type="float">
            <text:p>-0,369370587876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88" calcext:value-type="float">
            <text:p>14,88</text:p>
          </table:table-cell>
          <table:table-cell office:value-type="float" office:value="14.5" calcext:value-type="float">
            <text:p>14,5</text:p>
          </table:table-cell>
          <table:table-cell office:value-type="float" office:value="15.34" calcext:value-type="float">
            <text:p>15,34</text:p>
          </table:table-cell>
          <table:table-cell office:value-type="float" office:value="36.6" calcext:value-type="float">
            <text:p>36,6</text:p>
          </table:table-cell>
          <table:table-cell table:formula="of:=[.B10]-[.C10]" office:value-type="float" office:value="0.380000000000001" calcext:value-type="float">
            <text:p>0,380000000000001</text:p>
          </table:table-cell>
          <table:table-cell table:formula="of:=[.D10]-[.B10]" office:value-type="float" office:value="0.459999999999999" calcext:value-type="float">
            <text:p>0,459999999999999</text:p>
          </table:table-cell>
          <table:table-cell office:value-type="float" office:value="0.3" calcext:value-type="float">
            <text:p>0,3</text:p>
          </table:table-cell>
          <table:table-cell table:style-name="ce2" table:formula="of:=[.$C$2]*10*[.$E$9]/([.F10]*2)/1000000" office:value-type="float" office:value="0.315434210526315" calcext:value-type="float">
            <text:p>0,315</text:p>
          </table:table-cell>
          <table:table-cell table:style-name="ce2" table:formula="of:=[.$C$2]*10*[.$E$9]/([.G10]*2)/1000000" office:value-type="float" office:value="0.260576086956522" calcext:value-type="float">
            <text:p>0,261</text:p>
          </table:table-cell>
          <table:table-cell table:formula="of:=0.5*SQRT((0.000001*[.$C$2]/[.F10])^2+([.$E10]*10/[.F10])^2*([.$D$2]*0.000001)^2+([.$C$2]*0.000001*[.$E10]*10/[.F10]^2)^2*(0.02)^2)" office:value-type="float" office:value="0.0205258734294681" calcext:value-type="float">
            <text:p>0,021</text:p>
          </table:table-cell>
          <table:table-cell table:formula="of:=0.5*SQRT((0.000001*[.$C$2]/[.G10])^2+([.$E10]*10/[.G10])^2*([.$D$2]*0.000001)^2+([.$C$2]*0.000001*[.$E10]*10/[.G10]^2)^2*(0.02)^2)" office:value-type="float" office:value="0.0150923183191593" calcext:value-type="float">
            <text:p>0,015</text:p>
          </table:table-cell>
          <table:table-cell table:formula="of:=([.I10]-[.$H10])/SQRT([.K10]^2+0.01^2)" office:value-type="float" office:value="0.675983001899972" calcext:value-type="float">
            <text:p>0,675983001899972</text:p>
          </table:table-cell>
          <table:table-cell table:formula="of:=([.J10]-[.$H10])/SQRT([.L10]^2+0.01^2)" office:value-type="float" office:value="-2.17755824302604" calcext:value-type="float">
            <text:p>-2,177558243026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14" calcext:value-type="float">
            <text:p>15,14</text:p>
          </table:table-cell>
          <table:table-cell office:value-type="float" office:value="14.74" calcext:value-type="float">
            <text:p>14,74</text:p>
          </table:table-cell>
          <table:table-cell office:value-type="float" office:value="15.54" calcext:value-type="float">
            <text:p>15,54</text:p>
          </table:table-cell>
          <table:table-cell office:value-type="float" office:value="36.6" calcext:value-type="float">
            <text:p>36,6</text:p>
          </table:table-cell>
          <table:table-cell table:formula="of:=[.B11]-[.C11]" office:value-type="float" office:value="0.4" calcext:value-type="float">
            <text:p>0,4</text:p>
          </table:table-cell>
          <table:table-cell table:formula="of:=[.D11]-[.B11]" office:value-type="float" office:value="0.399999999999999" calcext:value-type="float">
            <text:p>0,399999999999999</text:p>
          </table:table-cell>
          <table:table-cell office:value-type="float" office:value="0.3" calcext:value-type="float">
            <text:p>0,3</text:p>
          </table:table-cell>
          <table:table-cell table:style-name="ce2" table:formula="of:=[.$C$2]*10*[.$E$9]/([.F11]*2)/1000000" office:value-type="float" office:value="0.2996625" calcext:value-type="float">
            <text:p>0,300</text:p>
          </table:table-cell>
          <table:table-cell table:style-name="ce2" table:formula="of:=[.$C$2]*10*[.$E$9]/([.G11]*2)/1000000" office:value-type="float" office:value="0.299662500000001" calcext:value-type="float">
            <text:p>0,300</text:p>
          </table:table-cell>
          <table:table-cell table:formula="of:=0.5*SQRT((0.000001*[.$C$2]/[.F11])^2+([.$E11]*10/[.F11])^2*([.$D$2]*0.000001)^2+([.$C$2]*0.000001*[.$E11]*10/[.F11]^2)^2*(0.02)^2)" office:value-type="float" office:value="0.0188674532615858" calcext:value-type="float">
            <text:p>0,019</text:p>
          </table:table-cell>
          <table:table-cell table:formula="of:=0.5*SQRT((0.000001*[.$C$2]/[.G11])^2+([.$E11]*10/[.G11])^2*([.$D$2]*0.000001)^2+([.$C$2]*0.000001*[.$E11]*10/[.G11]^2)^2*(0.02)^2)" office:value-type="float" office:value="0.0188674532615859" calcext:value-type="float">
            <text:p>0,019</text:p>
          </table:table-cell>
          <table:table-cell table:formula="of:=([.I11]-[.$H11])/SQRT([.K11]^2+0.01^2)" office:value-type="float" office:value="-0.0158052184440257" calcext:value-type="float">
            <text:p>-0,015805218444026</text:p>
          </table:table-cell>
          <table:table-cell table:formula="of:=([.J11]-[.$H11])/SQRT([.L11]^2+0.01^2)" office:value-type="float" office:value="-0.0158052184439632" calcext:value-type="float">
            <text:p>-0,01580521844396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b sx</text:p>
          </table:table-cell>
          <table:table-cell office:value-type="string" calcext:value-type="string">
            <text:p>b dx</text:p>
          </table:table-cell>
          <table:table-cell table:number-columns-repeated="2" table:style-name="Default"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92" calcext:value-type="float">
            <text:p>14,92</text:p>
          </table:table-cell>
          <table:table-cell office:value-type="float" office:value="13.33" calcext:value-type="float">
            <text:p>13,33</text:p>
          </table:table-cell>
          <table:table-cell office:value-type="float" office:value="16.35" calcext:value-type="float">
            <text:p>16,35</text:p>
          </table:table-cell>
          <table:table-cell office:value-type="float" office:value="36.6" calcext:value-type="float">
            <text:p>36,6</text:p>
          </table:table-cell>
          <table:table-cell table:formula="of:=([.B13]-[.C13])" office:value-type="float" office:value="1.59" calcext:value-type="float">
            <text:p>1,59</text:p>
          </table:table-cell>
          <table:table-cell table:formula="of:=[.D13]-[.B13]" office:value-type="float" office:value="1.43" calcext:value-type="float">
            <text:p>1,43</text:p>
          </table:table-cell>
          <table:table-cell office:value-type="float" office:value="0.15" calcext:value-type="float">
            <text:p>0,15</text:p>
          </table:table-cell>
          <table:table-cell table:style-name="ce2" table:formula="of:=([.$C$2]*0.00001*[.$E$13])/[.F13]" office:value-type="float" office:value="0.15077358490566" calcext:value-type="float">
            <text:p>0,151</text:p>
          </table:table-cell>
          <table:table-cell table:style-name="ce2" table:formula="of:=([.$C$2]*0.00001*[.$E$13])/[.G13]" office:value-type="float" office:value="0.167643356643357" calcext:value-type="float">
            <text:p>0,168</text:p>
          </table:table-cell>
          <table:table-cell table:formula="of:=SQRT(([.$C$2]*0.000001/[.F13])^2+([.E13]*10/[.F13])*([.$D$2]*0.000001)^2+([.$C$2]*0.00001*[.E13]/[.F13]^2)*0.02^2)" office:value-type="float" office:value="0.00618417594182339" calcext:value-type="float">
            <text:p>0,006</text:p>
          </table:table-cell>
          <table:table-cell table:formula="of:=SQRT(([.$C$2]*0.000001/[.G13])^2+([.E13]*10/[.G13])*([.$D$2]*0.000001)^2+([.$C$2]*0.00001*[.E13]/[.G13]^2)*0.02^2)" office:value-type="float" office:value="0.00687481011256443" calcext:value-type="float">
            <text:p>0,007</text:p>
          </table:table-cell>
          <table:table-cell table:formula="of:=([.I13]-[.$H13])/SQRT([.K13]^2+0.01^2)" office:value-type="float" office:value="0.065793772842347" calcext:value-type="float">
            <text:p>0,065793772842347</text:p>
          </table:table-cell>
          <table:table-cell table:formula="of:=([.J13]-[.$H13])/SQRT([.L13]^2+0.01^2)" office:value-type="float" office:value="1.45389944413825" calcext:value-type="float">
            <text:p>1,453899444138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88" calcext:value-type="float">
            <text:p>14,88</text:p>
          </table:table-cell>
          <table:table-cell office:value-type="float" office:value="13.75" calcext:value-type="float">
            <text:p>13,75</text:p>
          </table:table-cell>
          <table:table-cell office:value-type="float" office:value="16.09" calcext:value-type="float">
            <text:p>16,09</text:p>
          </table:table-cell>
          <table:table-cell office:value-type="float" office:value="36.6" calcext:value-type="float">
            <text:p>36,6</text:p>
          </table:table-cell>
          <table:table-cell table:formula="of:=([.B14]-[.C14])" office:value-type="float" office:value="1.13" calcext:value-type="float">
            <text:p>1,13</text:p>
          </table:table-cell>
          <table:table-cell table:formula="of:=[.D14]-[.B14]" office:value-type="float" office:value="1.21" calcext:value-type="float">
            <text:p>1,21</text:p>
          </table:table-cell>
          <table:table-cell office:value-type="float" office:value="0.2" calcext:value-type="float">
            <text:p>0,2</text:p>
          </table:table-cell>
          <table:table-cell table:style-name="ce2" table:formula="of:=([.$C$2]*0.00001*[.$E$13])/[.F14]" office:value-type="float" office:value="0.212150442477876" calcext:value-type="float">
            <text:p>0,212</text:p>
          </table:table-cell>
          <table:table-cell table:style-name="ce2" table:formula="of:=([.$C$2]*0.00001*[.$E$13])/[.G14]" office:value-type="float" office:value="0.198123966942149" calcext:value-type="float">
            <text:p>0,198</text:p>
          </table:table-cell>
          <table:table-cell table:formula="of:=SQRT(([.$C$2]*0.000001/[.F14])^2+([.E14]*10/[.F14])*([.$D$2]*0.000001)^2+([.$C$2]*0.00001*[.E14]/[.F14]^2)*0.02^2)" office:value-type="float" office:value="0.00869689168014831" calcext:value-type="float">
            <text:p>0,009</text:p>
          </table:table-cell>
          <table:table-cell table:formula="of:=SQRT(([.$C$2]*0.000001/[.G14])^2+([.E14]*10/[.G14])*([.$D$2]*0.000001)^2+([.$C$2]*0.00001*[.E14]/[.G14]^2)*0.02^2)" office:value-type="float" office:value="0.00812266001358744" calcext:value-type="float">
            <text:p>0,008</text:p>
          </table:table-cell>
          <table:table-cell table:formula="of:=([.I14]-[.$H14])/SQRT([.K14]^2+0.01^2)" office:value-type="float" office:value="0.916822826856019" calcext:value-type="float">
            <text:p>0,916822826856019</text:p>
          </table:table-cell>
          <table:table-cell table:formula="of:=([.J14]-[.$H14])/SQRT([.L14]^2+0.01^2)" office:value-type="float" office:value="-0.145618227086426" calcext:value-type="float">
            <text:p>-0,1456182270864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14" calcext:value-type="float">
            <text:p>15,14</text:p>
          </table:table-cell>
          <table:table-cell office:value-type="float" office:value="12.81" calcext:value-type="float">
            <text:p>12,81</text:p>
          </table:table-cell>
          <table:table-cell office:value-type="float" office:value="17.45" calcext:value-type="float">
            <text:p>17,45</text:p>
          </table:table-cell>
          <table:table-cell office:value-type="float" office:value="36.6" calcext:value-type="float">
            <text:p>36,6</text:p>
          </table:table-cell>
          <table:table-cell table:formula="of:=([.B15]-[.C15])" office:value-type="float" office:value="2.33" calcext:value-type="float">
            <text:p>2,33</text:p>
          </table:table-cell>
          <table:table-cell table:formula="of:=[.D15]-[.B15]" office:value-type="float" office:value="2.31" calcext:value-type="float">
            <text:p>2,31</text:p>
          </table:table-cell>
          <table:table-cell office:value-type="float" office:value="0.1" calcext:value-type="float">
            <text:p>0,1</text:p>
          </table:table-cell>
          <table:table-cell table:style-name="ce2" table:formula="of:=([.$C$2]*0.00001*[.$E$13])/[.F15]" office:value-type="float" office:value="0.102888412017167" calcext:value-type="float">
            <text:p>0,103</text:p>
          </table:table-cell>
          <table:table-cell table:style-name="ce2" table:formula="of:=([.$C$2]*0.00001*[.$E$13])/[.G15]" office:value-type="float" office:value="0.103779220779221" calcext:value-type="float">
            <text:p>0,104</text:p>
          </table:table-cell>
          <table:table-cell table:formula="of:=SQRT(([.$C$2]*0.000001/[.F15])^2+([.E15]*10/[.F15])*([.$D$2]*0.000001)^2+([.$C$2]*0.00001*[.E15]/[.F15]^2)*0.02^2)" office:value-type="float" office:value="0.00422379554450533" calcext:value-type="float">
            <text:p>0,004</text:p>
          </table:table-cell>
          <table:table-cell table:formula="of:=SQRT(([.$C$2]*0.000001/[.G15])^2+([.E15]*10/[.G15])*([.$D$2]*0.000001)^2+([.$C$2]*0.00001*[.E15]/[.G15]^2)*0.02^2)" office:value-type="float" office:value="0.00426026458032067" calcext:value-type="float">
            <text:p>0,004</text:p>
          </table:table-cell>
          <table:table-cell table:formula="of:=([.I15]-[.$H15])/SQRT([.K15]^2+0.01^2)" office:value-type="float" office:value="0.266079826850741" calcext:value-type="float">
            <text:p>0,266079826850741</text:p>
          </table:table-cell>
          <table:table-cell table:formula="of:=([.J15]-[.$H15])/SQRT([.L15]^2+0.01^2)" office:value-type="float" office:value="0.347684771102417" calcext:value-type="float">
            <text:p>0,34768477110241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1" loext:min-decimal-places="11" number:min-integer-digits="1"/>
    </number:number-style>
    <number:number-style style:name="N105">
      <number:number number:decimal-places="10" loext:min-decimal-places="10" number:min-integer-digits="1"/>
    </number:number-style>
    <number:number-style style:name="N106">
      <number:number number:decimal-places="9" loext:min-decimal-places="9" number:min-integer-digits="1"/>
    </number:number-style>
    <number:number-style style:name="N107">
      <number:number number:decimal-places="8" loext:min-decimal-places="8" number:min-integer-digits="1"/>
    </number:number-style>
    <number:number-style style:name="N108">
      <number:number number:decimal-places="7" loext:min-decimal-places="7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13" loext:min-decimal-places="13" number:min-integer-digits="1"/>
    </number:number-style>
    <number:number-style style:name="N115">
      <number:number number:decimal-places="12" loext:min-decimal-places="12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9">00/00/0000</text:date>, <text:time style:data-style-name="N2" text:time-value="14:07:40.55828657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0:14:42.562215026</meta:creation-date>
    <dc:date>2018-05-29T16:13:02.735115234</dc:date>
    <meta:editing-duration>PT33M22S</meta:editing-duration>
    <meta:editing-cycles>2</meta:editing-cycles>
    <meta:generator>LibreOffice/5.4.6.2$Linux_X86_64 LibreOffice_project/40m0$Build-2</meta:generator>
    <meta:document-statistic meta:table-count="1" meta:cell-count="154" meta:object-count="0"/>
  </office:meta>
</office:document-meta>
</file>